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26fd3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3c8d8" style:font-size-asian="10.5pt"/>
    </style:style>
    <style:style style:name="P10" style:family="paragraph" style:parent-style-name="Text_20_body">
      <style:paragraph-properties fo:text-align="start" style:justify-single-word="false"/>
      <style:text-properties officeooo:paragraph-rsid="001f5108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paragraph-rsid="001cd256" style:font-weight-asian="bold" style:font-weight-complex="bold"/>
    </style:style>
    <style:style style:name="P16" style:family="paragraph" style:parent-style-name="Standard">
      <style:text-properties officeooo:paragraph-rsid="00387a42"/>
    </style:style>
    <style:style style:name="P17" style:family="paragraph" style:parent-style-name="Standard">
      <style:text-properties fo:font-size="8pt" officeooo:rsid="001b80c7" officeooo:paragraph-rsid="00387a42" style:font-size-asian="8pt" style:font-size-complex="8pt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c5f52" style:font-style-asian="normal" style:font-style-complex="normal"/>
    </style:style>
    <style:style style:name="T6" style:family="text">
      <style:text-properties fo:font-style="normal" officeooo:rsid="002f5cc1" style:font-style-asian="normal" style:font-style-complex="normal"/>
    </style:style>
    <style:style style:name="T7" style:family="text">
      <style:text-properties officeooo:rsid="002155b4"/>
    </style:style>
    <style:style style:name="T8" style:family="text">
      <style:text-properties officeooo:rsid="0022893b"/>
    </style:style>
    <style:style style:name="T9" style:family="text">
      <style:text-properties officeooo:rsid="0035850c"/>
    </style:style>
    <style:style style:name="T10" style:family="text">
      <style:text-properties officeooo:rsid="00379f5a"/>
    </style:style>
    <style:style style:name="T11" style:family="text">
      <style:text-properties officeooo:rsid="0037c8a1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cert_charg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6" draw:text-style-name="P23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8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6"><draw:control text:anchor-type="as-char" svg:y="0.991cm" draw:z-index="24" draw:style-name="gr3" draw:text-style-name="P18" svg:width="4.5cm" svg:height="1.2cm" draw:control="control22"/></text:p><text:p text:style-name="P16"><draw:control text:anchor-type="as-char" svg:y="-0.009cm" draw:z-index="25" draw:style-name="gr3" draw:text-style-name="P23" svg:width="4.5cm" svg:height="0.451cm" draw:control="control23"/></text:p><text:p text:style-name="Standard"><draw:control text:anchor-type="as-char" svg:y="-0.009cm" draw:z-index="10" draw:style-name="gr3" draw:text-style-name="P23" svg:width="4.5cm" svg:height="0.451cm" draw:control="control9"/></text:p><text:p text:style-name="Standard"><draw:control text:anchor-type="as-char" svg:y="-0.009cm" draw:z-index="11" draw:style-name="gr3" draw:text-style-name="P23" svg:width="4.5cm" svg:height="0.451cm" draw:control="control10"/></text:p><text:p text:style-name="Standard"/><text:p text:style-name="Standard"/><text:p text:style-name="P2"><text:s/>Mein Zeichen</text:p><text:p text:style-name="P14"><draw:control text:anchor-type="as-char" svg:y="-0.009cm" draw:z-index="12" draw:style-name="gr3" draw:text-style-name="P23" svg:width="4.5cm" svg:height="0.451cm" draw:control="control11"/></text:p><text:p text:style-name="P14"/><text:p text:style-name="P14"/><text:p text:style-name="P14"><draw:control text:anchor-type="as-char" svg:y="-0.009cm" draw:z-index="13" draw:style-name="gr3" draw:text-style-name="P23" svg:width="4.5cm" svg:height="0.451cm" draw:control="control12"/></text:p><text:p text:style-name="P14"/><text:p text:style-name="P14"/><text:p text:style-name="P14"><draw:control text:anchor-type="as-char" svg:y="-0.009cm" draw:z-index="14" draw:style-name="gr3" draw:text-style-name="P18" svg:width="4.5cm" svg:height="0.451cm" draw:control="control13"/></text:p><text:p text:style-name="Kleine_20_Texte"><text:s/>Telefon<text:tab/><draw:control text:anchor-type="as-char" draw:z-index="15" draw:style-name="gr1" draw:text-style-name="P24" svg:width="3.241cm" svg:height="0.451cm" draw:control="control14"/></text:p><text:p text:style-name="Kleine_20_Texte"><text:s/>Telefax<text:tab/><draw:control text:anchor-type="as-char" draw:z-index="16" draw:style-name="gr1" draw:text-style-name="P24" svg:width="3.241cm" svg:height="0.451cm" draw:control="control15"/></text:p><text:p text:style-name="Standard"><draw:control text:anchor-type="as-char" svg:y="0.071cm" draw:z-index="17" draw:style-name="gr3" draw:text-style-name="P23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4" svg:width="3.241cm" svg:height="0.451cm" draw:control="control17"/></text:p><text:p text:style-name="Kleine_20_Texte"><text:s/>Telefax<text:tab/><draw:control text:anchor-type="as-char" draw:z-index="19" draw:style-name="gr1" draw:text-style-name="P24" svg:width="3.241cm" svg:height="0.451cm" draw:control="control18"/><text:tab/></text:p><text:p text:style-name="Standard"><draw:control text:anchor-type="as-char" svg:y="-0.009cm" draw:z-index="20" draw:style-name="gr3" draw:text-style-name="P23" svg:width="4.5cm" svg:height="0.451cm" draw:control="control19"/></text:p><text:p text:style-name="Standard"><draw:control text:anchor-type="as-char" svg:y="0.071cm" draw:z-index="21" draw:style-name="gr3" draw:text-style-name="P23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<text:span text:style-name="T2">Fachprüfung „Tankschifffahrt“ gemäß ADN 8.2.2.7.1 </text:span></text:p>
      <text:p text:style-name="P3"/>
      <text:p text:style-name="P3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ankschifffahrt“ </text:span><text:span text:style-name="T1">teilzunehmen.</text:span></text:p>
      <text:p text:style-name="P5"/>
      <text:p text:style-name="P4">Prüf<text:span text:style-name="T11">u</text:span>ngstermin: <draw:control text:anchor-type="as-char" svg:y="-0.485cm" draw:z-index="5" draw:style-name="gr3" draw:text-style-name="P21" svg:width="9.725cm" svg:height="0.701cm" draw:control="control5"/></text:p>
      <text:p text:style-name="P4"><draw:control text:anchor-type="char" draw:z-index="6" draw:style-name="gr4" draw:text-style-name="P20" svg:width="9.817cm" svg:height="1.65cm" svg:x="2.679cm" svg:y="0cm" draw:control="control6"/>Prüfungs<text:span text:style-name="T8">ort</text:span>:</text:p>
      <text:p text:style-name="P6"/>
      <text:p text:style-name="P6"/>
      <text:p text:style-name="P6">Dem beigefügtem Mer<text:span text:style-name="T7">k</text:span>blatt entnehmen Sie bitte die Bedingungen und Sachgebiete, auf die sich die Fachprüfung ADN erstreckt.</text:p>
      <text:p text:style-name="P6">Die Prüfungsgebühr betr<text:span text:style-name="T10">ä</text:span>gt:<draw:control text:anchor-type="as-char" svg:y="-0.485cm" draw:z-index="7" draw:style-name="gr3" draw:text-style-name="P20" svg:width="4.001cm" svg:height="0.701cm" draw:control="control7"/></text:p>
      <text:p text:style-name="P7">Diese ist entweder vor der Prüfung in bar oder mit dem beigelegten Überweisungsträger zu entrichten.</text:p>
      <text:p text:style-name="P8">Die Ausfertigungsgebühr für die Bescheinigung über beso<text:span text:style-name="T9">n</text:span>dere Kenntnisse </text:p>
      <text:p text:style-name="P9">des ADN beträgt:<draw:control text:anchor-type="as-char" svg:y="-0.497cm" draw:z-index="22" draw:style-name="gr5" draw:text-style-name="P20" svg:width="3.372cm" svg:height="0.75cm" draw:control="control21"/></text:p>
      <text:p text:style-name="P9">Diese fällt nach bestandener Prüfung an.</text:p>
      <text:p text:style-name="P10"><text:span text:style-name="T3">Eine Teilnahmebescheinigung für den anerkannten Basiskurs „T</text:span><text:span text:style-name="T5">ank</text:span><text:span text:style-name="T3">schifffahrt“, sowie ein amtlicher Lichtbildausweis, durch den Sie sich ausweisen können, ist am Tag der Prüfung mitzubringen und der </text:span><text:span text:style-name="T6">Prüfungs-</text:span><text:span text:style-name="T3"> kommission </text:span><text:span text:style-name="T4">vorzulegen.</text:span></text:p>
      <text:p text:style-name="P11">Bei Nichtteilnahme bitte ich um rechtzeitige Absage.</text:p>
      <text:p text:style-name="P13"/>
      <text:p text:style-name="P12"/>
      <text:p text:style-name="P12"/>
      <text:p text:style-name="P12">Mit freundlichen Grüßen</text:p>
      <text:p text:style-name="P12">Im Auftrag</text:p>
      <text:p text:style-name="P12"/>
      <text:p text:style-name="P12"><draw:control text:anchor-type="as-char" draw:z-index="8" draw:style-name="gr1" draw:text-style-name="P22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4:45:08.214607043</dc:date>
    <dc:creator>Stefan Meyer</dc:creator>
    <meta:editing-duration>PT18H13M24S</meta:editing-duration>
    <meta:editing-cycles>80</meta:editing-cycles>
    <meta:document-statistic meta:table-count="0" meta:image-count="1" meta:object-count="0" meta:page-count="1" meta:paragraph-count="34" meta:word-count="124" meta:character-count="945" meta:non-whitespace-character-count="828"/>
  </office:meta>
</office:document-meta>
</file>